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Monaco1" fo:font-size="8pt" style:font-size-asian="8pt" style:font-size-complex="8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Standard" style:master-page-name="Index">
      <style:paragraph-properties style:page-number="auto"/>
    </style:style>
    <style:style style:name="P17"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Scalable OpenGroupware.org (SOGo)<text:line-break/> – Inverse Edition 1.1.0</text:p>
      <text:p text:style-name="P9">Mozilla Thunderbird Configuration Guide</text:p>
      <text:p text:style-name="P3"/>
      <text:p text:style-name="P16">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1.0 – October 2009</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Mozilla Thunderbird <text:s text:c="2"/><text:tab/>4</text:p>
          <text:p text:style-name="P13">Mozilla Lightning (Inverse Edition) <text:s text:c="2"/><text:tab/>4</text:p>
          <text:p text:style-name="P13">SOGo Connector and SOGo Integrator <text:s text:c="2"/><text:tab/>5</text:p>
          <text:p text:style-name="P12">Chapter 4<text:tab/>SOGo Integrator Customization <text:s text:c="2"/><text:tab/>6</text:p>
          <text:p text:style-name="P13">Customization <text:s text:c="2"/><text:tab/>6</text:p>
          <text:p text:style-name="P12">Chapter 5<text:tab/>SOGo Update Server <text:s text:c="2"/><text:tab/>8</text:p>
          <text:p text:style-name="P13">Installation <text:s text:c="2"/><text:tab/>8</text:p>
          <text:p text:style-name="P13">Configuration <text:s text:c="2"/><text:tab/>8</text:p>
          <text:p text:style-name="P12">Chapter 6<text:tab/>Additional Information <text:s text:c="2"/><text:tab/>11</text:p>
          <text:p text:style-name="P12">Chapter 7<text:tab/>Commercial Support and Contact Information <text:s text:c="2"/><text:tab/>12</text:p>
          <text:p text:style-name="P12">Chapter 8<text:tab/>GNU Free Documentation License <text:s text:c="2"/><text:tab/>13</text:p>
        </text:index-body>
      </text:table-of-content>
      <text:p text:style-name="Standard"/>
      <text:h text:style-name="P14"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1.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5"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5"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5"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6, you would have :</text:p>
      <text:p text:style-name="P6">$plugins </text:p>
      <text:p text:style-name="P6">= array( "sogo-connector@inverse.ca"</text:p>
      <text:p text:style-name="P6"><text:s text:c="9"/>=&gt; array( "application" =&gt; "thunderbird",</text:p>
      <text:p text:style-name="P6"><text:s text:c="19"/>"version" =&gt; "0.97",</text:p>
      <text:p text:style-name="P6"><text:soft-page-break/><text:s text:c="19"/>"filename" =&gt; "sogo-connector-0.97.xpi" ),</text:p>
      <text:p text:style-name="P6"><text:s text:c="9"/>"sogo-integrator@inverse.ca"</text:p>
      <text:p text:style-name="P6"><text:s text:c="9"/>=&gt; array( "application" =&gt; "thunderbird",</text:p>
      <text:p text:style-name="P6"><text:s text:c="19"/>"version" =&gt; "0.97",</text:p>
      <text:p text:style-name="P6"><text:s text:c="19"/>"filename" =&gt; "sogo-integrator-0.97-sogo-demo.xpi" ),</text:p>
      <text:p text:style-name="P6"><text:s text:c="9"/>"{e2fda1a4-762b-4020-b5ad-a41df1933103}"</text:p>
      <text:p text:style-name="P6"><text:s text:c="9"/>=&gt; array( "application" =&gt; "thunderbird",</text:p>
      <text:p text:style-name="P6"><text:s text:c="19"/>"version" =&gt; "0.9.7",</text:p>
      <text:p text:style-name="P6"><text:s text:c="19"/>"filename" =&gt; "lightning-0.9.7.xpi" ));</text:p>
      <text:p text:style-name="P7">The syntax is :</text:p>
      <text:p text:style-name="P6">“&lt;extension ID&gt;” =&gt; array( "application" =&gt; "thunderbird",</text:p>
      <text:p text:style-name="P6"><text:s text:c="19"/>"version" =&gt; "&lt;exact version found in the extension's install.rdf file&gt;",</text:p>
      <text:p text:style-name="P6"><text:s text:c="19"/>"filename" =&gt; "&lt;exact filename on the filesystem&gt;" )</text:p>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5">WINNT_x86-msvc/ lightning-0.9.7.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0.9.7, you would have :</text:span></text:p>
      <text:p text:style-name="P7"><text:span text:style-name="T5"><text:s/></text:span><text:span text:style-name="T4"><text:s text:c="3"/>&lt;li&gt;</text:span></text:p>
      <text:p text:style-name="P6"><text:s text:c="6"/>&lt;Description</text:p>
      <text:p text:style-name="P6"><text:s text:c="8"/>em:id="{e2fda1a4-762b-4020-b5ad-a41df1933103}"</text:p>
      <text:p text:style-name="P6"><text:s text:c="8"/>em:name="Lightning"/&gt;</text:p>
      <text:p text:style-name="P6"><text:s text:c="4"/>&lt;/li&gt;</text:p>
      <text:p text:style-name="P6"><text:s text:c="4"/>&lt;li&gt;</text:p>
      <text:p text:style-name="P6"><text:s text:c="6"/>&lt;Description</text:p>
      <text:p text:style-name="P6"><text:soft-page-break/><text:s text:c="8"/>em:id="sogo-integrator@inverse.ca"</text:p>
      <text:p text:style-name="P6"><text:s text:c="8"/>em:name="SOGo Integrator"/&gt;</text:p>
      <text:p text:style-name="P6"><text:s text:c="4"/>&lt;/li&gt;</text:p>
      <text:p text:style-name="P6"><text:s text:c="4"/>&lt;li&gt;</text:p>
      <text:p text:style-name="P6"><text:s text:c="6"/>&lt;Description</text:p>
      <text:p text:style-name="P6"><text:s text:c="8"/>em:id="sogo-connector@inverse.ca"</text:p>
      <text:p text:style-name="P6"><text:s text:c="8"/>em:name="SOGo Connector"/&gt;</text:p>
      <text:p text:style-name="P6"><text:s text:c="4"/>&lt;/li&gt;</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7"/>
      <text:p text:style-name="P7">Settings that pushed are pushed during initial configuration are controlled by the <text:span text:style-name="T3">./defaults/preferences/site.js</text:span> file from SOGo Integrator.</text:p>
      <text:p text:style-name="P7">Preferences that are forced upon every restart of Thunderbird are controlled from the <text:span text:style-name="T3">./chrome/content/sogo-integrator/general/custom-preferences.js</text:span> configuration file.</text:p>
      <text:h text:style-name="P1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3"/>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9 Inverse inc.<text:tab/><text:chapter text:display="name" text:outline-level="1">GNU Free Documentation License</text:chapter><text:tab/><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75</meta:editing-cycles>
    <meta:editing-duration>PT07H36M49S</meta:editing-duration>
    <dc:date>2009-10-22T13:57:47</dc:date>
    <meta:document-statistic meta:table-count="0" meta:image-count="2" meta:object-count="0" meta:page-count="15" meta:paragraph-count="151" meta:word-count="1765" meta:character-count="12542"/>
    <meta:user-defined meta:name="Info 1"/>
    <meta:user-defined meta:name="Info 2"/>
    <meta:user-defined meta:name="Info 3"/>
    <meta:user-defined meta:name="Info 4"/>
  </office:meta>
</office:document-meta>
</file>